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ManagerImpl.getNamespa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getPrimaryNodeTypeNames( Session session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createNodeTypes( Session session , MappingDescriptor mapping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ManagerImpl.setNamespaceHelper( NamespaceHelper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createNodeTypesFromMappingFiles( Session session , InputStream [ ] mappingXml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getAllPrimaryNodeTypeNames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removeNodeTypesFromList( Session session , List node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ManagerImpl.createSingleNodeTypeFromMappingFile( Session session , InputStream mappingXmlFile , String jcr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SingleNodeType( Session session , ClassDescriptor classDescripto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NodeTypeManagerImpl.createNodeTypeFromClass( Session session , Class clazz , String jcrNodeType , boolean reflectSup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reateNamespace( Session session , String namespace ,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TypeManagerImpl.getNodeTypeDef( String jcrNodeType , String jcrSuperTypes ,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TypeManagerImpl.createNodeTypes( Session session , ClassDescriptor [ ] classDescript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TypeManagerImpl.removeSingleNodeType( Session session , String jcrNod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ManagerImpl.createNodeTypesFromConfiguration( Session session , InputStream jcrRepositoryConfiguration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TypeManagerImpl.createNodeTypesFromList( Session session , List nod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NodeType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checkSuperTypes( javax . jcr . nodetype . NodeTypeManager ntMgr , String super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ManagerImpl.getNodeDefinition( String fieldName , ChildNodeDefDescriptor field , Name declaringNod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TypeManagerImpl.getPropertyDefinition( String fieldName , PropertyDefDescriptor field , Name declaringNode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TypeManagerImpl.getNodeTypeRegistry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ManagerImpl.removeSingleNodeType( Session session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ManagerImpl.removeNodeTypesFromMappingFile( Session session , InputStream [ ] mapping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getJcrSuperTypes( String sup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TypeManagerImpl.showPropertyDefinition( PropertyDefinition prop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ManagerImpl.isPropertyType( String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ManagerImpl.removeNodeTypesFromConfiguration( Session session , InputStream jcrRepositoryConfiguration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